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age issue </text:p>
          </table:table-cell>
          <table:table-cell table:style-name="ce6" office:value-type="float" office:value="6.3">
            <text:p>6.30</text:p>
          </table:table-cell>
          <table:table-cell table:style-name="ce11" office:value-type="string">
            <text:p>fixed issue of select album name display,buttons png issue,cover art album button issue album edit issue drop down box issue album name hover issu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4445 4455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fixed bug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1/09/2012</text:date>, <text:time>21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09T21:31:34</dc:date>
    <meta:editing-cycles>234</meta:editing-cycles>
    <meta:editing-duration>P25DT17H5M25S</meta:editing-duration>
    <meta:generator>BrOffice.org/3.3$Linux OpenOffice.org_project/330m20$Build-9567</meta:generator>
    <meta:document-statistic meta:table-count="1" meta:cell-count="13" meta:object-count="0"/>
  </office:meta>
</office:document-meta>
</file>